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3c4043" style:font-name="Nimbus Roman" fo:font-size="13pt" fo:letter-spacing="normal" fo:font-style="normal" fo:font-weight="bold" officeooo:rsid="00120f92" officeooo:paragraph-rsid="00120f92"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variant="normal" fo:text-transform="none" fo:color="#3c4043" style:font-name="Nimbus Roman" fo:font-size="13pt" fo:letter-spacing="normal" fo:font-style="normal" fo:font-weight="bold" officeooo:rsid="0013ba1c" officeooo:paragraph-rsid="0013ba1c"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variant="normal" fo:text-transform="none" fo:color="#3c4043" style:font-name="Nimbus Roman" fo:font-size="13pt" fo:letter-spacing="normal" fo:font-style="normal" fo:font-weight="bold" officeooo:paragraph-rsid="00120f92" style:font-size-asian="13pt" style:font-size-complex="13pt"/>
    </style:style>
    <style:style style:name="P4" style:family="paragraph" style:parent-style-name="Standard">
      <style:paragraph-properties fo:text-align="start" style:justify-single-word="false"/>
      <style:text-properties fo:font-variant="normal" fo:text-transform="none" fo:color="#333333" style:font-name="Helvetica" fo:font-size="12pt" fo:letter-spacing="normal" fo:font-style="normal" fo:font-weight="bold" officeooo:rsid="0015ebf4" officeooo:paragraph-rsid="0015ebf4"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variant="normal" fo:text-transform="none" fo:color="#333333" style:font-name="Nimbus Roman" fo:font-size="13pt" fo:letter-spacing="normal" fo:font-style="normal" fo:font-weight="normal" officeooo:rsid="001489f0" officeooo:paragraph-rsid="001489f0"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variant="normal" fo:text-transform="none" fo:color="#333333" style:font-name="Nimbus Roman" fo:font-size="13pt" fo:letter-spacing="normal" fo:font-style="normal" fo:font-weight="normal" officeooo:paragraph-rsid="001489f0" style:font-size-asian="13pt" style:font-size-complex="13pt"/>
    </style:style>
    <style:style style:name="P7" style:family="paragraph" style:parent-style-name="Standard">
      <style:paragraph-properties fo:text-align="start" style:justify-single-word="false"/>
      <style:text-properties fo:font-variant="normal" fo:text-transform="none" fo:color="#333333" style:font-name="Nimbus Roman" fo:font-size="13pt" fo:letter-spacing="normal" fo:font-style="normal" fo:font-weight="bold" officeooo:rsid="0015ebf4" officeooo:paragraph-rsid="0015ebf4"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Nimbus Roman" fo:font-size="13pt" fo:font-weight="bold" officeooo:rsid="00120f92" officeooo:paragraph-rsid="00120f92"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Nimbus Roman" fo:font-size="13pt" officeooo:rsid="00120f92" officeooo:paragraph-rsid="00120f92" style:font-size-asian="13pt" style:font-size-complex="13pt"/>
    </style:style>
    <style:style style:name="P10" style:family="paragraph" style:parent-style-name="Text_20_body">
      <style:paragraph-properties fo:text-align="start" style:justify-single-word="false"/>
      <style:text-properties fo:font-variant="normal" fo:text-transform="none" fo:color="#333333" style:font-name="Nimbus Roman" fo:font-size="13pt" fo:letter-spacing="normal" fo:font-style="normal" fo:font-weight="normal" officeooo:rsid="00120f92" officeooo:paragraph-rsid="00120f92" style:font-size-asian="13pt" style:font-size-complex="13pt"/>
    </style:style>
    <style:style style:name="P11" style:family="paragraph" style:parent-style-name="Text_20_body">
      <style:paragraph-properties fo:text-align="start" style:justify-single-word="false"/>
      <style:text-properties fo:font-variant="normal" fo:text-transform="none" fo:color="#1b1b1b" style:font-name="Nimbus Roman" fo:font-size="13pt" fo:letter-spacing="normal" fo:font-style="normal" fo:font-weight="normal" officeooo:paragraph-rsid="0013ba1c" style:font-size-asian="13pt" style:font-size-complex="13pt"/>
    </style:style>
    <style:style style:name="P12"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333333" style:font-name="Nimbus Roman" fo:font-size="13pt" fo:letter-spacing="normal" fo:font-style="normal" fo:font-weight="normal" style:font-size-asian="13pt" style:font-size-complex="13pt"/>
    </style:style>
    <style:style style:name="P13" style:family="paragraph" style:parent-style-name="Standard">
      <style:paragraph-properties fo:text-align="start" style:justify-single-word="false"/>
      <style:text-properties fo:font-variant="normal" fo:text-transform="none" fo:color="#333333" style:font-name="Nimbus Roman" fo:font-size="13pt" fo:letter-spacing="normal" fo:font-style="normal" fo:font-weight="normal" officeooo:paragraph-rsid="00120f92" style:font-size-asian="13pt" style:font-size-complex="13pt"/>
    </style:style>
    <style:style style:name="P14" style:family="paragraph" style:parent-style-name="Standard">
      <style:paragraph-properties fo:text-align="start" style:justify-single-word="false"/>
      <style:text-properties fo:font-variant="normal" fo:text-transform="none" fo:color="#333333" style:font-name="Nimbus Roman" fo:font-size="13pt" fo:letter-spacing="normal" fo:font-style="normal" fo:font-weight="normal" officeooo:rsid="001489f0" officeooo:paragraph-rsid="001489f0"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variant="normal" fo:text-transform="none" fo:color="#333333" style:font-name="Nimbus Roman" fo:font-size="13pt" fo:letter-spacing="normal" fo:font-style="normal" fo:font-weight="bold" officeooo:rsid="001489f0" officeooo:paragraph-rsid="001489f0" style:font-size-asian="13pt" style:font-weight-asian="bold" style:font-size-complex="13pt" style:font-weight-complex="bold"/>
    </style:style>
    <style:style style:name="P16" style:family="paragraph" style:parent-style-name="Text_20_body">
      <style:paragraph-properties fo:text-align="start" style:justify-single-word="false"/>
      <style:text-properties fo:font-variant="normal" fo:text-transform="none" fo:color="#1b1b1b" style:font-name="Nimbus Roman" fo:font-size="13pt" fo:letter-spacing="normal" fo:font-style="normal" fo:font-weight="normal" officeooo:rsid="00120f92" officeooo:paragraph-rsid="0013ba1c" style:font-size-asian="13pt" style:font-weight-asian="normal" style:font-size-complex="13pt" style:font-weight-complex="normal"/>
    </style:style>
    <style:style style:name="T1" style:family="text">
      <style:text-properties fo:color="#333333" fo:font-weight="normal"/>
    </style:style>
    <style:style style:name="T2" style:family="text">
      <style:text-properties fo:font-weight="normal" officeooo:rsid="00120f92" style:font-weight-asian="normal" style:font-weight-complex="normal"/>
    </style:style>
    <style:style style:name="T3" style:family="text">
      <style:text-properties officeooo:rsid="00120f92" style:font-weight-asian="bold" style:font-weight-complex="bold"/>
    </style:style>
    <style:style style:name="T4" style:family="text">
      <style:text-properties officeooo:rsid="001489f0" style:font-weight-asian="bold" style:font-weight-complex="bold"/>
    </style:style>
    <style:style style:name="T5" style:family="text">
      <style:text-properties fo:color="#414141" style:font-name="Nimbus Roman" fo:font-size="13pt" fo:font-weight="normal"/>
    </style:style>
    <style:style style:name="T6" style:family="text">
      <style:text-properties fo:color="#288cc4" style:text-line-through-style="none" style:text-line-through-type="none" style:font-name="Nimbus Roman" fo:font-size="13pt"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Git là gì ?</text:p>
      <text:p text:style-name="P9"/>
      <text:p text:style-name="P10">- Git là một trong những Hệ thống Quản lý Phiên bản Phân tán, vốn được phát triển nhằm quản lý mã nguồn (source code) hữu hiệu của Linux.</text:p>
      <text:p text:style-name="P10"/>
      <text:p text:style-name="P12">- Trên Git, có thể lưu trạng thái của file khi có nhu cầu dưới dạng lịch sử cập nhật. Vì thế, có thể đưa file đã chỉnh sửa một lần về trạng thái cũ hay có thể hiển thị sự khác biệt ở nơi chỉnh sửa.</text:p>
      <text:p text:style-name="P12"/>
      <text:p text:style-name="P12">- Thêm nữa, khi định ghi đè (overwrite) lên file mới nhất đã chỉnh sửa của người khác bằng file đã chỉnh sửa dựa trên file cũ, thì khi đăng (upload) lên server sẽ hiện ra cảnh cáo. Vì thế, sẽ không xảy ra thất bại về việc đã ghi đè lên nội dung chỉnh sửa của người khác mà không hề hay biết.</text:p>
      <text:p text:style-name="P9"/>
      <text:p text:style-name="P1">2.Quản lý phân tán (Distributed) là gì?</text:p>
      <text:p text:style-name="P1"/>
      <text:p text:style-name="P16">- Hệ phân tán là tập hợp các máy tính được kết nối với nhau bởi một mạng máy tính va được cài đặt phần mềm hệ phân tán.</text:p>
      <text:p text:style-name="P16"/>
      <text:p text:style-name="P11">- Hệ phân tán là một hệ thống có chức năng và dữ liệu phân tán trên các trạm (máy tính) được kết nối với nhau bởi một mạng máy tính.</text:p>
      <text:p text:style-name="P11"/>
      <text:p text:style-name="P11">- Hệ phân tán là một tập hợp các máy tính độc lập giao tiếp với người dùng như một hệ thống nhất toàn vẹn.</text:p>
      <text:p text:style-name="P11"/>
      <text:p text:style-name="P11">- Như vậy, có thể nói hệ phân tán bao gồm mạng máy tính và phần mềm phân tán.</text:p>
      <text:p text:style-name="P2">3. Quản lý tập trung là gì ?</text:p>
      <text:p text:style-name="P1"/>
      <text:p text:style-name="P3"><text:span text:style-name="T3">- </text:span><text:span text:style-name="T2">Hệ thống quản lý tập trung b</text:span><text:span text:style-name="T1">ao gồm một máy chủ có chứa tất cả các tập tin đã được "phiên bản hoá" (versioned), và danh sách các máy khách có quyền thay đổi các tập tin này trên máy chủ trung tâm đó.</text:span></text:p>
      <text:p text:style-name="P13"/>
      <text:p text:style-name="P13">-Tất cả người dùng đều biết một phần nào đó của những việc mà những người khác trong dự án đang làm. Và người quản lý có quyền quản lý ai có thể làm gì theo ý muốn.</text:p>
      <text:p text:style-name="P13"/>
      <text:p text:style-name="P15"><text:soft-page-break/>4. Repository là gì ?</text:p>
      <text:p text:style-name="P15"/>
      <text:p text:style-name="P5">- Định nghĩa: <text:s/>repository là nơi sẽ ghi lại trạng thái của thư mục và file. Trạng thái được lưu lại đang được chứa như là lịch sử thay đổi của nội dung. Bằng việc đặt thư mục muốn quản lý lịch sử thay đổi dưới sự quản lý của repository, có thể ghi chép lại lịch sử thay đổi của thư mục và file trong thư mục đó.</text:p>
      <text:p text:style-name="P5"/>
      <text:p text:style-name="P5">- Phân loại: remote repository và local repository</text:p>
      <text:p text:style-name="P5"/>
      <text:p text:style-name="P6"><text:span text:style-name="T4">+ </text:span>Remote repository: là repository để chia sẻ giữa nhiều người và bố trí trên server chuyên dụng.</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6T13:44:18.045376000</meta:creation-date>
    <meta:generator>LibreOffice/6.4.7.2$Linux_X86_64 LibreOffice_project/40$Build-2</meta:generator>
    <dc:date>2021-12-08T09:44:01.093968432</dc:date>
    <meta:editing-duration>PT8M52S</meta:editing-duration>
    <meta:editing-cycles>2</meta:editing-cycles>
    <meta:document-statistic meta:table-count="0" meta:image-count="0" meta:object-count="0" meta:page-count="2" meta:paragraph-count="16" meta:word-count="446" meta:character-count="1982" meta:non-whitespace-character-count="1551"/>
  </office:meta>
</office:document-meta>
</file>